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0.9111in" style:rel-column-width="8921*"/>
    </style:style>
    <style:style style:name="Table1.B" style:family="table-column">
      <style:table-column-properties style:column-width="0.066in" style:rel-column-width="645*"/>
    </style:style>
    <style:style style:name="Table1.C" style:family="table-column">
      <style:table-column-properties style:column-width="0.8729in" style:rel-column-width="8547*"/>
    </style:style>
    <style:style style:name="Table1.D" style:family="table-column">
      <style:table-column-properties style:column-width="2.4396in" style:rel-column-width="23887*"/>
    </style:style>
    <style:style style:name="Table1.E" style:family="table-column">
      <style:table-column-properties style:column-width="0.1847in" style:rel-column-width="1808*"/>
    </style:style>
    <style:style style:name="Table1.F" style:family="table-column">
      <style:table-column-properties style:column-width="1.2486in" style:rel-column-width="12225*"/>
    </style:style>
    <style:style style:name="Table1.G" style:family="table-column">
      <style:table-column-properties style:column-width="0.5007in" style:rel-column-width="4902*"/>
    </style:style>
    <style:style style:name="Table1.H" style:family="table-column">
      <style:table-column-properties style:column-width="0.4701in" style:rel-column-width="4600*"/>
    </style:style>
    <style:style style:name="Table1.A1" style:family="table-cell">
      <style:table-cell-properties fo:padding="0.0382in" fo:border="none"/>
    </style:style>
    <style:style style:name="Table1.A4" style:family="table-cell">
      <style:table-cell-properties fo:background-color="#b4c7dc" fo:padding="0.0382in" fo:border="0.5pt solid #000000">
        <style:background-image/>
      </style:table-cell-properties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none" fo:border-top="none" fo:border-bottom="0.5pt solid #000000"/>
    </style:style>
    <style:style style:name="Table1.D9" style:family="table-cell">
      <style:table-cell-properties fo:padding="0.0382in" fo:border-left="0.5pt solid #000000" fo:border-right="none" fo:border-top="none" fo:border-bottom="0.5pt solid #000000"/>
    </style:style>
    <style:style style:name="Table1.F9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0" style:family="table-cell">
      <style:table-cell-properties fo:padding="0.0382in" fo:border-left="0.5pt solid #000000" fo:border-right="none" fo:border-top="none" fo:border-bottom="0.5pt solid #000000"/>
    </style:style>
    <style:style style:name="Table1.C10" style:family="table-cell">
      <style:table-cell-properties fo:padding="0.0382in" fo:border-left="0.5pt solid #000000" fo:border-right="none" fo:border-top="none" fo:border-bottom="0.5pt solid #000000"/>
    </style:style>
    <style:style style:name="Table1.D10" style:family="table-cell">
      <style:table-cell-properties fo:padding="0.0382in" fo:border-left="0.5pt solid #000000" fo:border-right="none" fo:border-top="none" fo:border-bottom="0.5pt solid #000000"/>
    </style:style>
    <style:style style:name="Table1.F10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3" style:family="table-cell">
      <style:table-cell-properties fo:padding="0.0382in" fo:border-left="0.5pt solid #000000" fo:border-right="none" fo:border-top="none" fo:border-bottom="0.5pt solid #000000"/>
    </style:style>
    <style:style style:name="Table1.C1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4" style:family="table-cell">
      <style:table-cell-properties fo:padding="0.0382in" fo:border-left="0.5pt solid #000000" fo:border-right="none" fo:border-top="none" fo:border-bottom="0.5pt solid #000000"/>
    </style:style>
    <style:style style:name="Table1.C1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5" style:family="table-cell">
      <style:table-cell-properties fo:padding="0.0382in" fo:border-left="0.5pt solid #000000" fo:border-right="none" fo:border-top="none" fo:border-bottom="0.5pt solid #000000"/>
    </style:style>
    <style:style style:name="Table1.C1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6" style:family="table-cell">
      <style:table-cell-properties fo:padding="0.0382in" fo:border-left="0.5pt solid #000000" fo:border-right="none" fo:border-top="none" fo:border-bottom="0.5pt solid #000000"/>
    </style:style>
    <style:style style:name="Table1.C1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9" style:family="table-cell">
      <style:table-cell-properties fo:padding="0.0382in" fo:border-left="0.5pt solid #000000" fo:border-right="none" fo:border-top="none" fo:border-bottom="0.5pt solid #000000"/>
    </style:style>
    <style:style style:name="Table1.C19" style:family="table-cell">
      <style:table-cell-properties fo:padding="0.0382in" fo:border-left="0.5pt solid #000000" fo:border-right="0.5pt solid #000000" fo:border-top="none" fo:border-bottom="0.5pt solid #000000"/>
    </style:style>
    <style:style style:name="Table1.A20" style:family="table-cell">
      <style:table-cell-properties fo:padding="0.0382in" fo:border-left="0.5pt solid #000000" fo:border-right="none" fo:border-top="none" fo:border-bottom="0.5pt solid #000000"/>
    </style:style>
    <style:style style:name="Table1.C20" style:family="table-cell">
      <style:table-cell-properties fo:padding="0.0382in" fo:border-left="0.5pt solid #000000" fo:border-right="0.5pt solid #000000" fo:border-top="none" fo:border-bottom="0.5pt solid #000000"/>
    </style:style>
    <style:style style:name="Table1.A21" style:family="table-cell">
      <style:table-cell-properties fo:padding="0.0382in" fo:border-left="0.5pt solid #000000" fo:border-right="none" fo:border-top="none" fo:border-bottom="0.5pt solid #000000"/>
    </style:style>
    <style:style style:name="Table1.C21" style:family="table-cell">
      <style:table-cell-properties fo:padding="0.0382in" fo:border-left="0.5pt solid #000000" fo:border-right="0.5pt solid #000000" fo:border-top="none" fo:border-bottom="0.5pt solid #000000"/>
    </style:style>
    <style:style style:name="Table1.A23" style:family="table-cell">
      <style:table-cell-properties style:vertical-align="middle" fo:background-color="#b4c7dc" fo:padding="0.0382in" fo:border="0.5pt solid #000000">
        <style:background-image/>
      </style:table-cell-properties>
    </style:style>
    <style:style style:name="Table1.A2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2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9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1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2" style:family="table-cell">
      <style:table-cell-properties style:vertical-align="middle" fo:padding="0.0382in" fo:border="none"/>
    </style:style>
    <style:style style:name="Table1.A3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3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3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6" style:family="table-cell">
      <style:table-cell-properties style:vertical-align="middle" fo:padding="0.0382in" fo:border="none"/>
    </style:style>
    <style:style style:name="Table1.A38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C38" style:family="table-cell">
      <style:table-cell-properties style:vertical-align="middle" fo:padding="0.0382in" fo:border="0.5pt solid #000000"/>
    </style:style>
    <style:style style:name="Table1.A3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9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4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41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4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4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4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4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6" style:family="table-cell">
      <style:table-cell-properties style:vertical-align="middle" fo:padding="0.0382in" fo:border="none"/>
    </style:style>
    <style:style style:name="Table1.A4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4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49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5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5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5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51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5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5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53" style:family="table-cell">
      <style:table-cell-properties style:vertical-align="middle" fo:padding="0.0382in" fo:border="none"/>
    </style:style>
    <style:style style:name="Table1.A5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5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5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5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5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5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5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5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5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5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5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5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59" style:family="table-cell">
      <style:table-cell-properties style:vertical-align="middle" fo:padding="0.0382in" fo:border="none"/>
    </style:style>
    <style:style style:name="Table1.A6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61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6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6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6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6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6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6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6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6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6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6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6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6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6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6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6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69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7264in" fo:margin-left="-0.0618in" table:align="left" fo:background-color="transparent">
        <style:background-image/>
      </style:table-properties>
    </style:style>
    <style:style style:name="Table3.A" style:family="table-column">
      <style:table-column-properties style:column-width="1.7111in"/>
    </style:style>
    <style:style style:name="Table3.B" style:family="table-column">
      <style:table-column-properties style:column-width="1.6569in"/>
    </style:style>
    <style:style style:name="Table3.C" style:family="table-column">
      <style:table-column-properties style:column-width="1.6521in"/>
    </style:style>
    <style:style style:name="Table3.D" style:family="table-column">
      <style:table-column-properties style:column-width="1.7063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b4c7d0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none" fo:border-top="none" fo:border-bottom="0.5pt solid #000000"/>
    </style:style>
    <style:style style:name="Table3.D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none" fo:border-top="none" fo:border-bottom="0.5pt solid #000000"/>
    </style:style>
    <style:style style:name="Table3.D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none" fo:border-top="none" fo:border-bottom="0.5pt solid #000000"/>
    </style:style>
    <style:style style:name="Table3.C6" style:family="table-cell">
      <style:table-cell-properties fo:padding="0.0382in" fo:border-left="0.5pt solid #000000" fo:border-right="none" fo:border-top="none" fo:border-bottom="0.5pt solid #000000"/>
    </style:style>
    <style:style style:name="Table3.D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B7" style:family="table-cell">
      <style:table-cell-properties fo:padding="0.0382in" fo:border-left="0.5pt solid #000000" fo:border-right="none" fo:border-top="none" fo:border-bottom="0.5pt solid #000000"/>
    </style:style>
    <style:style style:name="Table3.C7" style:family="table-cell">
      <style:table-cell-properties fo:padding="0.0382in" fo:border-left="0.5pt solid #000000" fo:border-right="none" fo:border-top="none" fo:border-bottom="0.5pt solid #000000"/>
    </style:style>
    <style:style style:name="Table3.D7" style:family="table-cell">
      <style:table-cell-properties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fo:padding="0.0382in" fo:border-left="0.5pt solid #000000" fo:border-right="none" fo:border-top="none" fo:border-bottom="0.5pt solid #000000"/>
    </style:style>
    <style:style style:name="Table3.B8" style:family="table-cell">
      <style:table-cell-properties fo:padding="0.0382in" fo:border-left="0.5pt solid #000000" fo:border-right="none" fo:border-top="none" fo:border-bottom="0.5pt solid #000000"/>
    </style:style>
    <style:style style:name="Table3.C8" style:family="table-cell">
      <style:table-cell-properties fo:padding="0.0382in" fo:border-left="0.5pt solid #000000" fo:border-right="none" fo:border-top="none" fo:border-bottom="0.5pt solid #000000"/>
    </style:style>
    <style:style style:name="Table3.D8" style:family="table-cell">
      <style:table-cell-properties fo:padding="0.0382in" fo:border-left="0.5pt solid #000000" fo:border-right="0.5pt solid #000000" fo:border-top="none" fo:border-bottom="0.5pt solid #000000"/>
    </style:style>
    <style:style style:name="Table3.A9" style:family="table-cell">
      <style:table-cell-properties fo:padding="0.0382in" fo:border-left="0.5pt solid #000000" fo:border-right="none" fo:border-top="none" fo:border-bottom="0.5pt solid #000000"/>
    </style:style>
    <style:style style:name="Table3.B9" style:family="table-cell">
      <style:table-cell-properties fo:padding="0.0382in" fo:border-left="0.5pt solid #000000" fo:border-right="none" fo:border-top="none" fo:border-bottom="0.5pt solid #000000"/>
    </style:style>
    <style:style style:name="Table3.C9" style:family="table-cell">
      <style:table-cell-properties fo:padding="0.0382in" fo:border-left="0.5pt solid #000000" fo:border-right="none" fo:border-top="none" fo:border-bottom="0.5pt solid #000000"/>
    </style:style>
    <style:style style:name="Table3.D9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7264in" fo:margin-left="-0.0174in" table:align="left" style:writing-mode="lr-tb"/>
    </style:style>
    <style:style style:name="Table2.A" style:family="table-column">
      <style:table-column-properties style:column-width="1.6667in"/>
    </style:style>
    <style:style style:name="Table2.B" style:family="table-column">
      <style:table-column-properties style:column-width="5.0597in"/>
    </style:style>
    <style:style style:name="Table2.A1" style:family="table-cell">
      <style:table-cell-properties fo:background-color="#b4c7dc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7264in" fo:margin-left="-0.0618in" table:align="left" fo:background-color="transparent">
        <style:background-image/>
      </style:table-properties>
    </style:style>
    <style:style style:name="Table3.A" style:family="table-column">
      <style:table-column-properties style:column-width="1.7111in"/>
    </style:style>
    <style:style style:name="Table3.B" style:family="table-column">
      <style:table-column-properties style:column-width="1.6569in"/>
    </style:style>
    <style:style style:name="Table3.C" style:family="table-column">
      <style:table-column-properties style:column-width="1.6521in"/>
    </style:style>
    <style:style style:name="Table3.D" style:family="table-column">
      <style:table-column-properties style:column-width="1.7063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b4c7d0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none" fo:border-top="none" fo:border-bottom="0.5pt solid #000000"/>
    </style:style>
    <style:style style:name="Table3.D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none" fo:border-top="none" fo:border-bottom="0.5pt solid #000000"/>
    </style:style>
    <style:style style:name="Table3.D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none" fo:border-top="none" fo:border-bottom="0.5pt solid #000000"/>
    </style:style>
    <style:style style:name="Table3.C6" style:family="table-cell">
      <style:table-cell-properties fo:padding="0.0382in" fo:border-left="0.5pt solid #000000" fo:border-right="none" fo:border-top="none" fo:border-bottom="0.5pt solid #000000"/>
    </style:style>
    <style:style style:name="Table3.D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B7" style:family="table-cell">
      <style:table-cell-properties fo:padding="0.0382in" fo:border-left="0.5pt solid #000000" fo:border-right="none" fo:border-top="none" fo:border-bottom="0.5pt solid #000000"/>
    </style:style>
    <style:style style:name="Table3.C7" style:family="table-cell">
      <style:table-cell-properties fo:padding="0.0382in" fo:border-left="0.5pt solid #000000" fo:border-right="none" fo:border-top="none" fo:border-bottom="0.5pt solid #000000"/>
    </style:style>
    <style:style style:name="Table3.D7" style:family="table-cell">
      <style:table-cell-properties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fo:padding="0.0382in" fo:border-left="0.5pt solid #000000" fo:border-right="none" fo:border-top="none" fo:border-bottom="0.5pt solid #000000"/>
    </style:style>
    <style:style style:name="Table3.B8" style:family="table-cell">
      <style:table-cell-properties fo:padding="0.0382in" fo:border-left="0.5pt solid #000000" fo:border-right="none" fo:border-top="none" fo:border-bottom="0.5pt solid #000000"/>
    </style:style>
    <style:style style:name="Table3.C8" style:family="table-cell">
      <style:table-cell-properties fo:padding="0.0382in" fo:border-left="0.5pt solid #000000" fo:border-right="none" fo:border-top="none" fo:border-bottom="0.5pt solid #000000"/>
    </style:style>
    <style:style style:name="Table3.D8" style:family="table-cell">
      <style:table-cell-properties fo:padding="0.0382in" fo:border-left="0.5pt solid #000000" fo:border-right="0.5pt solid #000000" fo:border-top="none" fo:border-bottom="0.5pt solid #000000"/>
    </style:style>
    <style:style style:name="Table3.A9" style:family="table-cell">
      <style:table-cell-properties fo:padding="0.0382in" fo:border-left="0.5pt solid #000000" fo:border-right="none" fo:border-top="none" fo:border-bottom="0.5pt solid #000000"/>
    </style:style>
    <style:style style:name="Table3.B9" style:family="table-cell">
      <style:table-cell-properties fo:padding="0.0382in" fo:border-left="0.5pt solid #000000" fo:border-right="none" fo:border-top="none" fo:border-bottom="0.5pt solid #000000"/>
    </style:style>
    <style:style style:name="Table3.C9" style:family="table-cell">
      <style:table-cell-properties fo:padding="0.0382in" fo:border-left="0.5pt solid #000000" fo:border-right="none" fo:border-top="none" fo:border-bottom="0.5pt solid #000000"/>
    </style:style>
    <style:style style:name="Table3.D9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7264in" fo:margin-left="-0.0174in" table:align="left" style:writing-mode="lr-tb"/>
    </style:style>
    <style:style style:name="Table2.A" style:family="table-column">
      <style:table-column-properties style:column-width="1.6667in"/>
    </style:style>
    <style:style style:name="Table2.B" style:family="table-column">
      <style:table-column-properties style:column-width="5.0597in"/>
    </style:style>
    <style:style style:name="Table2.A1" style:family="table-cell">
      <style:table-cell-properties fo:background-color="#b4c7dc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8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1e5a36"/>
    </style:style>
    <style:style style:name="P2" style:family="paragraph" style:parent-style-name="Table_20_Contents" style:master-page-name="">
      <loext:graphic-properties draw:fill="none"/>
      <style:paragraph-properties fo:margin-left="0in" fo:margin-right="0in" fo:margin-top="0in" fo:margin-bottom="0in" style:contextual-spacing="false" fo:line-height="108%" fo:text-align="start" style:justify-single-word="false" fo:orphans="0" fo:widows="0" fo:text-indent="0in" style:auto-text-indent="false" style:page-number="auto" fo:background-color="transparent" text:number-lines="false" text:line-number="0" style:writing-mode="lr-tb"/>
      <style:text-properties officeooo:paragraph-rsid="001e5a36"/>
    </style:style>
    <style:style style:name="P3" style:family="paragraph" style:parent-style-name="Table_20_Contents" style:master-page-name="">
      <loext:graphic-properties draw:fill="none"/>
      <style:paragraph-properties fo:margin-left="0in" fo:margin-right="-0.6866in" fo:margin-top="0in" fo:margin-bottom="0in" style:contextual-spacing="false" fo:line-height="108%" fo:text-align="start" style:justify-single-word="false" fo:orphans="0" fo:widows="0" fo:text-indent="0in" style:auto-text-indent="false" style:page-number="auto" fo:background-color="transparent" text:number-lines="false" text:line-number="0" style:writing-mode="lr-tb">
        <style:tab-stops>
          <style:tab-stop style:position="7in"/>
        </style:tab-stops>
      </style:paragraph-properties>
      <style:text-properties officeooo:paragraph-rsid="001e5a36"/>
    </style:style>
    <style:style style:name="P4" style:family="paragraph" style:parent-style-name="Table_20_Contents">
      <loext:graphic-properties draw:fill="none"/>
      <style:paragraph-properties fo:margin-left="0in" fo:margin-right="0in" fo:margin-top="0in" fo:margin-bottom="0in" style:contextual-spacing="false" fo:line-height="108%" fo:text-align="start" style:justify-single-word="false" fo:orphans="0" fo:widows="0" fo:text-indent="0in" style:auto-text-indent="false" fo:background-color="transparent" text:number-lines="false" text:line-number="0" style:writing-mode="lr-tb"/>
      <style:text-properties fo:color="#3465a4" loext:opacity="100%" style:font-name="Arial1" fo:font-size="6pt" fo:font-weight="bold" officeooo:rsid="00200fcb" officeooo:paragraph-rsid="00200fcb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Arial1" fo:font-size="6pt" officeooo:rsid="0028c1cd" officeooo:paragraph-rsid="00412d03" style:font-size-asian="6pt" style:font-size-complex="6pt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font-name="Arial1" fo:font-size="6pt" officeooo:rsid="0028c1cd" officeooo:paragraph-rsid="00412d03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Arial1" fo:font-size="6pt" officeooo:rsid="0028c1cd" officeooo:paragraph-rsid="003e7462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font-name="Arial1" fo:font-size="6pt" officeooo:rsid="0028c1cd" officeooo:paragraph-rsid="0028c1cd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font-name="Arial1" fo:font-size="6pt" officeooo:rsid="0028c1cd" officeooo:paragraph-rsid="0028c1cd" style:font-size-asian="6pt" style:font-size-complex="6pt"/>
    </style:style>
    <style:style style:name="P10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000000" loext:opacity="100%" style:font-name="Arial1" fo:font-size="6pt" officeooo:rsid="0028c1cd" officeooo:paragraph-rsid="00412d03" style:font-size-asian="6pt" style:font-size-complex="6pt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font-name="Arial1" fo:font-size="6pt" officeooo:rsid="0027787c" officeooo:paragraph-rsid="0027787c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Arial1" fo:font-size="6pt" officeooo:rsid="0027787c" officeooo:paragraph-rsid="0027787c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Arial1" fo:font-size="6pt" officeooo:rsid="0047f566" officeooo:paragraph-rsid="0047f566" style:font-size-asian="6pt" style:font-size-complex="6pt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Arial1" fo:font-size="6pt" officeooo:rsid="003b9c47" officeooo:paragraph-rsid="003b9c47" style:font-size-asian="6pt" style:font-size-complex="6pt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Arial1" fo:font-size="6pt" officeooo:rsid="00200fcb" officeooo:paragraph-rsid="00200fcb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Arial1" fo:font-size="6pt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Arial1" fo:font-size="6pt" officeooo:rsid="00251e21" officeooo:paragraph-rsid="00251e21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Arial1" fo:font-size="6pt" officeooo:rsid="00251e21" officeooo:paragraph-rsid="00251e21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Arial1" fo:font-size="6pt" officeooo:rsid="0026e805" officeooo:paragraph-rsid="0026e805" style:font-size-asian="6pt" style:font-size-complex="6pt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Arial1" fo:font-size="6pt" officeooo:rsid="0026e805" officeooo:paragraph-rsid="0026e805" style:font-size-asian="6pt" style:font-size-complex="6pt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Arial1" fo:font-size="6pt" officeooo:rsid="002d7b16" officeooo:paragraph-rsid="002d7b16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Arial1" fo:font-size="6pt" officeooo:rsid="002a89e5" officeooo:paragraph-rsid="002a89e5" style:font-size-asian="6pt" style:font-size-complex="6pt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Arial1" fo:font-size="6pt" officeooo:rsid="002a89e5" officeooo:paragraph-rsid="002a89e5" style:font-size-asian="6pt" style:font-size-complex="6pt"/>
    </style:style>
    <style:style style:name="P24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Arial1" fo:font-size="6pt" officeooo:rsid="002a89e5" officeooo:paragraph-rsid="00412d03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Arial1" fo:font-size="6pt" officeooo:rsid="002aa2da" officeooo:paragraph-rsid="002aa2da" style:font-size-asian="6pt" style:font-size-complex="6pt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Arial1" fo:font-size="6pt" officeooo:rsid="002aa2da" officeooo:paragraph-rsid="002aa2da" style:font-size-asian="6pt" style:font-size-complex="6pt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Arial1" fo:font-size="6pt" officeooo:rsid="004c978e" officeooo:paragraph-rsid="004c978e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Arial1" fo:font-size="6pt" officeooo:rsid="002b473b" officeooo:paragraph-rsid="002b473b" style:font-size-asian="6pt" style:font-size-complex="6pt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Arial1" fo:font-size="6pt" officeooo:rsid="002b473b" officeooo:paragraph-rsid="002b473b" style:font-size-asian="6pt" style:font-size-complex="6pt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font-name="Arial1" fo:font-size="6pt" officeooo:rsid="002b8643" officeooo:paragraph-rsid="002b8643" style:font-size-asian="6pt" style:font-size-complex="6pt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Arial1" fo:font-size="6pt" officeooo:rsid="002b8643" officeooo:paragraph-rsid="002b8643" style:font-size-asian="6pt" style:font-size-complex="6pt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font-name="Arial1" fo:font-size="6pt" officeooo:rsid="004dfeb3" officeooo:paragraph-rsid="004dfeb3" style:font-size-asian="6pt" style:font-size-complex="6pt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Arial1" fo:font-size="6pt" officeooo:rsid="004ae091" officeooo:paragraph-rsid="004ae091" style:font-size-asian="6pt" style:font-size-complex="6pt"/>
    </style:style>
    <style:style style:name="P34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Arial1" fo:font-size="6pt" officeooo:rsid="00a4a342" officeooo:paragraph-rsid="00547b0a" style:font-size-asian="6pt" style:font-size-complex="6pt"/>
    </style:style>
    <style:style style:name="P35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Arial1" fo:font-size="6pt" officeooo:rsid="00c23c06" officeooo:paragraph-rsid="00547b0a" style:font-size-asian="6pt" style:font-size-complex="6pt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Arial1" fo:font-size="6pt" officeooo:rsid="00567955" officeooo:paragraph-rsid="00567955" style:font-size-asian="6pt" style:font-size-complex="6pt"/>
    </style:style>
    <style:style style:name="P37" style:family="paragraph" style:parent-style-name="Table_20_Contents">
      <style:text-properties fo:color="#000000" loext:opacity="100%" fo:font-size="6pt" style:font-size-asian="6pt" style:font-size-complex="6pt"/>
    </style:style>
    <style:style style:name="P38" style:family="paragraph" style:parent-style-name="Table_20_Contents">
      <style:paragraph-properties fo:text-align="start" style:justify-single-word="false"/>
      <style:text-properties officeooo:paragraph-rsid="002b8643"/>
    </style:style>
    <style:style style:name="P39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Arial1" fo:font-size="6pt" officeooo:paragraph-rsid="00412d03" style:font-size-asian="6pt" style:font-size-complex="6pt"/>
    </style:style>
    <style:style style:name="P40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Arial1" fo:font-size="6pt" officeooo:rsid="004024d6" officeooo:paragraph-rsid="00412d03" style:font-size-asian="6pt" style:font-size-complex="6pt"/>
    </style:style>
    <style:style style:name="P41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officeooo:paragraph-rsid="005024a9"/>
    </style:style>
    <style:style style:name="P42" style:family="paragraph" style:parent-style-name="Table_20_Contents">
      <style:paragraph-properties fo:text-align="start" style:justify-single-word="false"/>
      <style:text-properties fo:font-size="6pt" officeooo:rsid="00563255" officeooo:paragraph-rsid="0026e805" style:font-size-asian="6pt" style:font-size-complex="6pt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font-name="Arial1" fo:font-size="6pt" officeooo:rsid="00563255" officeooo:paragraph-rsid="0026e805" style:font-size-asian="6pt" style:font-size-complex="6pt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font-name="Arial" fo:font-size="6pt" officeooo:rsid="00251e21" officeooo:paragraph-rsid="00251e21" style:font-size-asian="6pt" style:font-size-complex="6pt"/>
    </style:style>
    <style:style style:name="P45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Arial1" fo:font-size="6pt" officeooo:rsid="004024d6" officeooo:paragraph-rsid="00412d03" style:font-size-asian="6pt" style:font-size-complex="6pt"/>
    </style:style>
    <style:style style:name="T1" style:family="text">
      <style:text-properties style:font-name="Arial1"/>
    </style:style>
    <style:style style:name="T2" style:family="text">
      <style:text-properties style:font-name="Arial1" fo:font-size="6pt" officeooo:rsid="000880d5" style:font-size-asian="6pt" style:font-size-complex="6pt"/>
    </style:style>
    <style:style style:name="T3" style:family="text">
      <style:text-properties style:font-name="Arial1" fo:font-size="6pt" officeooo:rsid="00128e2d" style:font-size-asian="6pt" style:font-size-complex="6pt"/>
    </style:style>
    <style:style style:name="T4" style:family="text">
      <style:text-properties style:font-name="Arial1" fo:font-size="6pt" officeooo:rsid="004024d6" style:font-size-asian="6pt" style:font-size-complex="6pt"/>
    </style:style>
    <style:style style:name="T5" style:family="text">
      <style:text-properties style:font-name="Arial1" fo:font-size="6pt" officeooo:rsid="005024a9" style:font-size-asian="6pt" style:font-size-complex="6pt"/>
    </style:style>
    <style:style style:name="T6" style:family="text">
      <style:text-properties style:font-name="Arial1" fo:font-size="6pt" officeooo:rsid="005f98ab" style:font-size-asian="6pt" style:font-size-complex="6pt"/>
    </style:style>
    <style:style style:name="T7" style:family="text">
      <style:text-properties fo:font-size="6pt" officeooo:rsid="000880d5" style:font-size-asian="6pt" style:font-size-complex="6pt"/>
    </style:style>
    <style:style style:name="T8" style:family="text">
      <style:text-properties officeooo:rsid="004024d6"/>
    </style:style>
    <style:style style:name="T9" style:family="text">
      <style:text-properties fo:color="#000000" loext:opacity="100%" style:font-name="Arial1" fo:font-size="6pt" officeooo:rsid="0056c542" style:font-size-asian="6pt" style:font-size-complex="6pt"/>
    </style:style>
    <style:style style:name="T10" style:family="text">
      <style:text-properties fo:color="#000000" loext:opacity="100%" fo:font-size="6pt" officeooo:rsid="0056c542" style:font-size-asian="6pt" style:font-size-complex="6pt"/>
    </style:style>
    <style:style style:name="T11" style:family="text">
      <style:text-properties fo:color="#000000" loext:opacity="100%" style:font-name="Arial" fo:font-size="6pt" officeooo:rsid="0056c542" style:font-size-asian="6pt" style:font-size-complex="6pt"/>
    </style:style>
    <style:style style:name="T12" style:family="text">
      <style:text-properties fo:color="#000000" loext:opacity="100%" style:font-name="Arial" officeooo:rsid="0056c542"/>
    </style:style>
    <style:style style:name="T13" style:family="text">
      <style:text-properties fo:color="#000000" loext:opacity="100%" style:font-name="Arial" fo:font-size="8pt" officeooo:rsid="0056c542" style:font-size-asian="8pt" style:font-size-complex="8pt"/>
    </style:style>
    <style:style style:name="T14" style:family="text">
      <style:text-properties officeooo:rsid="00547b0a"/>
    </style:style>
    <style:style style:name="T15" style:family="text">
      <style:text-properties style:font-name="Arial"/>
    </style:style>
    <style:style style:name="T16" style:family="text">
      <style:text-properties style:font-name="Arial" fo:font-size="1pt" style:font-size-asian="1pt" style:font-size-complex="1pt"/>
    </style:style>
    <style:style style:name="T17" style:family="text">
      <style:text-properties style:font-name="Arial" fo:font-size="6pt" style:font-size-asian="6pt" style:font-size-complex="6pt"/>
    </style:style>
  </office:automatic-styles>
  <office:body>
    <office:text text:use-soft-page-breaks="true">
      <text:variable-decls>
        <text:variable-decl office:value-type="string" text:name="py3o.obj.source_docu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stomer" text:name="py3o.obj.partner_id.name"/>
        <text:user-field-decl office:value-type="string" office:string-value="nomor" text:name="py3o.obj.name"/>
        <text:user-field-decl office:value-type="string" office:string-value="inquiry" text:name="py3o.obj.opportunity_id.name"/>
        <text:user-field-decl office:value-type="string" office:string-value="salesperson" text:name="py3o.obj.user_id.name"/>
        <text:user-field-decl office:value-type="string" office:string-value="up" text:name="py3o.obj.contactperson_id.name"/>
        <text:user-field-decl office:value-type="string" office:string-value="account_executive" text:name="py3o.obj.ref_inq_id.name"/>
        <text:user-field-decl office:value-type="string" office:string-value="manager" text:name="py3o.obj.user_id.employee_parent_id.name"/>
        <text:user-field-decl office:value-type="string" office:string-value="payment_term" text:name="py3o.obj.payment_term_id.name"/>
        <text:user-field-decl office:value-type="string" office:string-value="packaging" text:name="py3o.obj.packaging"/>
        <text:user-field-decl office:value-type="string" office:string-value="goods_delivery_procedure" text:name="py3o.obj.goods_delivery_procedure"/>
        <text:user-field-decl office:value-type="string" office:string-value="handover_procedure" text:name="py3o.obj.handover_procedure"/>
        <text:user-field-decl office:value-type="string" office:string-value="after sales service" text:name="py3o.obj.after_sales_service"/>
        <text:user-field-decl office:value-type="string" office:string-value="legal_and_other_applicable_req" text:name="py3o.obj.legal_and_other_applicable_req"/>
        <text:user-field-decl office:value-type="string" office:string-value="monogram" text:name="py3o.obj.monogram"/>
        <text:user-field-decl office:value-type="string" office:string-value="no" text:name="py3o.index"/>
        <text:user-field-decl office:value-type="string" office:string-value="product" text:name="py3o.line.product_id.name"/>
        <text:user-field-decl office:value-type="string" office:string-value="name" text:name="py3o.line.name"/>
        <text:user-field-decl office:value-type="string" office:string-value="qty" text:name="py3o.line.product_uom_qty"/>
        <text:user-field-decl office:value-type="string" office:string-value="uom" text:name="py3o.line.product_uom.name"/>
        <text:user-field-decl office:value-type="string" office:string-value="product_status" text:name="py3o.line.product_status"/>
        <text:user-field-decl office:value-type="string" office:string-value="payment term" text:name="py3o.obj.payment_term_id"/>
        <text:user-field-decl office:value-type="string" office:string-value="monogram" text:name="py3o.obj.monogram.name"/>
        <text:user-field-decl office:value-type="string" office:string-value="name_sales_id" text:name="py3o.obj.name_sales_id"/>
        <text:user-field-decl office:value-type="string" office:string-value="name_engineering_id" text:name="py3o.obj.name_engineering_id"/>
        <text:user-field-decl office:value-type="string" office:string-value="name_quality_id" text:name="py3o.obj.name_quality_id"/>
        <text:user-field-decl office:value-type="string" office:string-value="name_production_id" text:name="py3o.obj.name_production_id"/>
        <text:user-field-decl office:value-type="string" office:string-value="name_purchasing_id" text:name="py3o.obj.name_purchasing_id"/>
        <text:user-field-decl office:value-type="string" office:string-value="name_inventory_id" text:name="py3o.obj.name_inventory_id"/>
        <text:user-field-decl office:value-type="string" office:string-value="name_finance_id" text:name="py3o.obj.name_finance_id"/>
        <text:user-field-decl office:value-type="string" office:string-value="date_sales" text:name="py3o.obj.date_sales"/>
        <text:user-field-decl office:value-type="string" office:string-value="date_engineering" text:name="py3o.obj.date_engineering"/>
        <text:user-field-decl office:value-type="string" office:string-value="date_quality" text:name="py3o.obj.date_quality"/>
        <text:user-field-decl office:value-type="string" office:string-value="date_purchasing" text:name="py3o.obj.date_purchasing"/>
        <text:user-field-decl office:value-type="string" office:string-value="date_inventory" text:name="py3o.obj.date_inventory"/>
        <text:user-field-decl office:value-type="string" office:string-value="date_production" text:name="py3o.obj.date_production"/>
        <text:user-field-decl office:value-type="string" office:string-value="date_finance" text:name="py3o.obj.date_finance"/>
        <text:user-field-decl office:value-type="string" office:string-value="Name cust PIC" text:name="py3o.data.name"/>
        <text:user-field-decl office:value-type="string" office:string-value="Role cust PIC" text:name="py3o.data.role"/>
        <text:user-field-decl office:value-type="string" office:string-value="refer_inquiry_id" text:name="py3o.obj.refer_inquiry_id"/>
        <text:user-field-decl office:value-type="string" office:string-value="sales_manager_id" text:name="py3o.obj.sales_manager_id"/>
        <text:user-field-decl office:value-type="string" office:string-value="Name cust PIC" text:name="py3o.data.name_pic"/>
        <text:user-field-decl office:value-type="string" office:string-value="name_sales_id" text:name="py3o.obj.name_sales_id.name"/>
        <text:user-field-decl office:value-type="string" office:string-value="name_engineering_id.name" text:name="py3o.obj.name_engineering_id.name"/>
        <text:user-field-decl office:value-type="string" office:string-value="name_quality_id.name" text:name="py3o.obj.name_quality_id.name"/>
        <text:user-field-decl office:value-type="string" office:string-value="name_production_id.name" text:name="py3o.obj.name_production_id.name"/>
        <text:user-field-decl office:value-type="string" office:string-value="name_purchasing_id.name" text:name="py3o.obj.name_purchasing_id.name"/>
        <text:user-field-decl office:value-type="string" office:string-value="name_inventory_id.name" text:name="py3o.obj.name_inventory_id.name"/>
        <text:user-field-decl office:value-type="string" office:string-value="name_finance_id.name" text:name="py3o.obj.name_finance_id.name"/>
        <text:user-field-decl office:value-type="string" office:string-value="refer_inquiry_id.name" text:name="py3o.obj.refer_inquiry_id.name"/>
        <text:user-field-decl office:value-type="string" office:string-value="sales_manager_id.name" text:name="py3o.obj.sales_manager_id.name"/>
        <text:user-field-decl office:value-type="string" office:string-value="customer_requirements" text:name="py3o.obj.customer_requirements"/>
        <text:user-field-decl office:value-type="string" office:string-value="pic_requirement.name" text:name="py3o.obj.pic_requirement.name"/>
        <text:user-field-decl office:value-type="string" office:string-value="product_template_id.name" text:name="py3o.item.product_template_id.name"/>
        <text:user-field-decl office:value-type="string" office:string-value="name" text:name="py3o.item.name"/>
        <text:user-field-decl office:value-type="string" office:string-value="code_kokai" text:name="py3o.item.code_kokai"/>
        <text:user-field-decl office:value-type="string" office:string-value="product_uom_qty" text:name="py3o.item.product_uom_qty"/>
        <text:user-field-decl office:value-type="string" office:string-value="product_uom.name" text:name="py3o.item.product_uom.name"/>
        <text:user-field-decl office:value-type="string" office:string-value="REV" text:name="py3o.rev.rev"/>
        <text:user-field-decl office:value-type="string" office:string-value="ISSUE DATE" text:name="py3o.rev.issue_date"/>
        <text:user-field-decl office:value-type="string" office:string-value="PREP" text:name="py3o.rev.prepared_id.name"/>
        <text:user-field-decl office:value-type="string" office:string-value="CHECKED" text:name="py3o.rev.checked_id.name"/>
        <text:user-field-decl office:value-type="string" office:string-value="APPROVED" text:name="py3o.rev.approved_id.name"/>
        <text:user-field-decl office:value-type="string" office:string-value="ISSUE PURPOSE" text:name="py3o.rev.issue_purpose"/>
        <text:user-field-decl office:value-type="string" office:string-value="Inquiry Number" text:name="py3o.obj.inquiry_number"/>
        <text:user-field-decl office:value-type="string" office:string-value="painting" text:name="py3o.obj.other_painting"/>
        <text:user-field-decl office:value-type="string" office:string-value="Account Executive" text:name="py3o.obj.account_executive.name"/>
        <text:user-field-decl office:value-type="string" office:string-value="Manager" text:name="py3o.obj.manager_id.name"/>
        <text:user-field-decl office:value-type="string" office:string-value="account_executive_id" text:name="py3o.obj.account_executive_id.name"/>
      </text:user-field-decls>
      <text:p text:style-name="P2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"><text:a xlink:type="simple" xlink:href="py3o://with=%22lang=user.lang%20or%20'en_US'%22" text:style-name="Internet_20_link" text:visited-style-name="Visited_20_Internet_20_Link"><text:span text:style-name="T6">with="lang=user.lang or 'en_US'"</text:span></text:a></text:p>
      <text:p text:style-name="P3"><text:a xlink:type="simple" xlink:href="py3o://with=%22o=obj.with_context(lang=lang)%22" text:style-name="Internet_20_link" text:visited-style-name="Visited_20_Internet_20_Link"><text:span text:style-name="T6">with="o=obj.with_context(lang=lang)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columns-spanned="2" office:value-type="string">
            <text:p text:style-name="P15">FORM INQUIRY REVIEW</text:p>
          </table:table-cell>
          <table:covered-table-cell/>
          <table:table-cell table:style-name="Table1.A1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5">INQUIRY REVIEW FORM</text:p>
          </table:table-cell>
          <table:covered-table-cell/>
          <table:table-cell table:style-name="Table1.A1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8" office:value-type="string">
            <text:p text:style-name="P17">DOCUMENT INFORM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P18">DOCUMENT NUMBER</text:p>
          </table:table-cell>
          <table:covered-table-cell/>
          <table:table-cell table:style-name="Table1.C5" table:number-columns-spanned="6" office:value-type="string">
            <text:p text:style-name="P37"><text:s/><text:span text:style-name="T1"><text:user-field-get text:name="py3o.obj.inquiry_number">Inquiry Number</text:user-field-ge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2" office:value-type="string">
            <text:p text:style-name="P44">DATE </text:p>
          </table:table-cell>
          <table:covered-table-cell/>
          <table:table-cell table:style-name="Table1.C6" table:number-columns-spanned="6" office:value-type="string">
            <text:p text:style-name="Table_20_Contents"><text:span text:style-name="T1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8" office:value-type="string">
            <text:p text:style-name="P19">REVISION STAT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2" office:value-type="string">
            <text:p text:style-name="P19">REVISION NUMBER</text:p>
          </table:table-cell>
          <table:covered-table-cell/>
          <table:table-cell table:style-name="Table1.C9" office:value-type="string">
            <text:p text:style-name="P19">ISSU<text:span text:style-name="T14">E</text:span> DATE</text:p>
          </table:table-cell>
          <table:table-cell table:style-name="Table1.D9" table:number-columns-spanned="2" office:value-type="string">
            <text:p text:style-name="P34">PRE’D/CHK’D/APP’D</text:p>
          </table:table-cell>
          <table:covered-table-cell/>
          <table:table-cell table:style-name="Table1.F9" table:number-columns-spanned="3" office:value-type="string">
            <text:p text:style-name="P35">ISSUE PURPOSE</text:p>
          </table:table-cell>
          <table:covered-table-cell/>
          <table:covered-table-cell/>
        </table:table-row>
        <table:table-row>
          <table:table-cell table:style-name="Table1.A9" table:number-columns-spanned="2" office:value-type="string">
            <text:p text:style-name="P20"/>
          </table:table-cell>
          <table:covered-table-cell/>
          <table:table-cell table:style-name="Table1.C10" office:value-type="string">
            <text:p text:style-name="P20"/>
          </table:table-cell>
          <table:table-cell table:style-name="Table1.D10" table:number-columns-spanned="2" office:value-type="string">
            <text:p text:style-name="P20"/>
          </table:table-cell>
          <table:covered-table-cell/>
          <table:table-cell table:style-name="Table1.F10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1.A1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8" office:value-type="string">
            <text:p text:style-name="P12">SALES INFORM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2" office:value-type="string">
            <text:p text:style-name="P11">CUSTOMER NAME</text:p>
          </table:table-cell>
          <table:covered-table-cell/>
          <table:table-cell table:style-name="Table1.C13" table:number-columns-spanned="6" office:value-type="string">
            <text:p text:style-name="P20"><text:user-field-get text:name="py3o.obj.partner_id.name">customer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2" office:value-type="string">
            <text:p text:style-name="P11">CUSTOMER INQUIRY NO</text:p>
          </table:table-cell>
          <table:covered-table-cell/>
          <table:table-cell table:style-name="Table1.C14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2" office:value-type="string">
            <text:p text:style-name="P11">PROJECT TITLE</text:p>
          </table:table-cell>
          <table:covered-table-cell/>
          <table:table-cell table:style-name="Table1.C15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2" office:value-type="string">
            <text:p text:style-name="P11">PROJECT SCOPE</text:p>
          </table:table-cell>
          <table:covered-table-cell/>
          <table:table-cell table:style-name="Table1.C1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p text:style-name="P11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 table:style-name="Table3.1">
                <table:table-cell table:style-name="Table3.A1" table:number-columns-spanned="4" office:value-type="string">
                  <text:p text:style-name="P9">APPROVAL SHEET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2" office:value-type="string">
                  <text:p text:style-name="P9">DEPARTMENT</text:p>
                </table:table-cell>
                <table:table-cell table:style-name="Table3.B2" office:value-type="string">
                  <text:p text:style-name="P9">NAME</text:p>
                </table:table-cell>
                <table:table-cell table:style-name="Table3.C2" office:value-type="string">
                  <text:p text:style-name="P13">DATE</text:p>
                </table:table-cell>
                <table:table-cell table:style-name="Table3.D2" office:value-type="string">
                  <text:p text:style-name="P13">SIGNATURE</text:p>
                </table:table-cell>
              </table:table-row>
              <table:table-row>
                <table:table-cell table:style-name="Table3.A2" office:value-type="string">
                  <text:p text:style-name="P8">MARKETING</text:p>
                </table:table-cell>
                <table:table-cell table:style-name="Table3.B2" office:value-type="string">
                  <text:p text:style-name="P11"/>
                </table:table-cell>
                <table:table-cell table:style-name="Table3.C2" office:value-type="string">
                  <text:p text:style-name="P12"/>
                </table:table-cell>
                <table:table-cell table:style-name="Table3.D2" office:value-type="string">
                  <text:p text:style-name="P12"/>
                </table:table-cell>
              </table:table-row>
              <table:table-row>
                <table:table-cell table:style-name="Table3.A2" office:value-type="string">
                  <text:p text:style-name="P8">TECHNICAL</text:p>
                </table:table-cell>
                <table:table-cell table:style-name="Table3.B2" office:value-type="string">
                  <text:p text:style-name="P11"/>
                </table:table-cell>
                <table:table-cell table:style-name="Table3.C2" office:value-type="string">
                  <text:p text:style-name="P12"/>
                </table:table-cell>
                <table:table-cell table:style-name="Table3.D2" office:value-type="string">
                  <text:p text:style-name="P12"/>
                </table:table-cell>
              </table:table-row>
              <table:table-row>
                <table:table-cell table:style-name="Table3.A2" office:value-type="string">
                  <text:p text:style-name="P14">QA/QC</text:p>
                </table:table-cell>
                <table:table-cell table:style-name="Table3.B2" office:value-type="string">
                  <text:p text:style-name="P11"/>
                </table:table-cell>
                <table:table-cell table:style-name="Table3.C2" office:value-type="string">
                  <text:p text:style-name="P12"/>
                </table:table-cell>
                <table:table-cell table:style-name="Table3.D2" office:value-type="string">
                  <text:p text:style-name="P12"/>
                </table:table-cell>
              </table:table-row>
              <table:table-row>
                <table:table-cell table:style-name="Table3.A2" office:value-type="string">
                  <text:p text:style-name="P8">PRODUCTION</text:p>
                </table:table-cell>
                <table:table-cell table:style-name="Table3.B2" office:value-type="string">
                  <text:p text:style-name="P11"/>
                </table:table-cell>
                <table:table-cell table:style-name="Table3.C2" office:value-type="string">
                  <text:p text:style-name="P12"/>
                </table:table-cell>
                <table:table-cell table:style-name="Table3.D2" office:value-type="string">
                  <text:p text:style-name="P12"/>
                </table:table-cell>
              </table:table-row>
              <table:table-row>
                <table:table-cell table:style-name="Table3.A2" office:value-type="string">
                  <text:p text:style-name="P8">PURCHASING</text:p>
                </table:table-cell>
                <table:table-cell table:style-name="Table3.B2" office:value-type="string">
                  <text:p text:style-name="P11"/>
                </table:table-cell>
                <table:table-cell table:style-name="Table3.C2" office:value-type="string">
                  <text:p text:style-name="P12"/>
                </table:table-cell>
                <table:table-cell table:style-name="Table3.D2" office:value-type="string">
                  <text:p text:style-name="P12"/>
                </table:table-cell>
              </table:table-row>
              <table:table-row>
                <table:table-cell table:style-name="Table3.A2" office:value-type="string">
                  <text:p text:style-name="P8">WAREHOUSE</text:p>
                </table:table-cell>
                <table:table-cell table:style-name="Table3.B2" office:value-type="string">
                  <text:p text:style-name="P11"/>
                </table:table-cell>
                <table:table-cell table:style-name="Table3.C2" office:value-type="string">
                  <text:p text:style-name="P12"/>
                </table:table-cell>
                <table:table-cell table:style-name="Table3.D2" office:value-type="string">
                  <text:p text:style-name="P12"/>
                </table:table-cell>
              </table:table-row>
              <table:table-row>
                <table:table-cell table:style-name="Table3.A9" office:value-type="string">
                  <text:p text:style-name="P8">FINANCE</text:p>
                </table:table-cell>
                <table:table-cell table:style-name="Table3.B9" office:value-type="string">
                  <text:p text:style-name="P11"/>
                </table:table-cell>
                <table:table-cell table:style-name="Table3.C9" office:value-type="string">
                  <text:p text:style-name="P12"/>
                </table:table-cell>
                <table:table-cell table:style-name="Table3.D9" office:value-type="string">
                  <text:p text:style-name="P12"/>
                </table:table-cell>
              </table:table-row>
            </table:table>
            <text:p text:style-name="P11"/>
            <text:p text:style-name="P11"/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8" office:value-type="string">
            <text:p text:style-name="P22">PERSON IN CHARGE - KOKA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9" table:number-columns-spanned="2" office:value-type="string">
            <text:p text:style-name="P23">SALES PERSON</text:p>
          </table:table-cell>
          <table:covered-table-cell/>
          <table:table-cell table:style-name="Table1.C19" table:number-columns-spanned="6" office:value-type="string">
            <text:p text:style-name="P8"><text:user-field-get text:name="py3o.obj.user_id.name">salesperson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0" table:number-columns-spanned="2" office:value-type="string">
            <text:p text:style-name="P23">ACCOUNT EXECUTIVE</text:p>
          </table:table-cell>
          <table:covered-table-cell/>
          <table:table-cell table:style-name="Table1.C20" table:number-columns-spanned="6" office:value-type="string">
            <text:p text:style-name="P8"><text:user-field-get text:name="py3o.obj.account_executive_id.name">account_executive_id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1" table:number-columns-spanned="2" office:value-type="string">
            <text:p text:style-name="P23">SALES &amp; MARKETING MANAGER</text:p>
          </table:table-cell>
          <table:covered-table-cell/>
          <table:table-cell table:style-name="Table1.C21" table:number-columns-spanned="6" office:value-type="string">
            <text:p text:style-name="P8"><text:user-field-get text:name="py3o.obj.manager_id.name">Manager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p text:style-name="P8"/>
            <text:p text:style-name="P6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P24">PERSON IN CHARGE - <text:span text:style-name="T8">CUSTOMER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9"/>
                </table:table-cell>
                <table:table-cell table:style-name="Table2.B2" office:value-type="string">
                  <text:p text:style-name="P10"/>
                </table:table-cell>
              </table:table-row>
            </table:table>
            <text:p text:style-name="P5"/>
            <text:p text:style-name="P5"/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3" table:number-columns-spanned="8" office:value-type="string">
            <text:p text:style-name="P25">CONTRACT TER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4" table:number-columns-spanned="2" office:value-type="string">
            <text:p text:style-name="P26">TERM OF PARYMENT</text:p>
          </table:table-cell>
          <table:covered-table-cell/>
          <table:table-cell table:style-name="Table1.C24" table:number-columns-spanned="6" office:value-type="string">
            <text:p text:style-name="P26"><text:user-field-get text:name="py3o.obj.payment_term_id.name">payment_term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5" table:number-columns-spanned="2" office:value-type="string">
            <text:p text:style-name="P26">PACKAGING</text:p>
          </table:table-cell>
          <table:covered-table-cell/>
          <table:table-cell table:style-name="Table1.C25" table:number-columns-spanned="6" office:value-type="string">
            <text:p text:style-name="P26"><text:user-field-get text:name="py3o.obj.packaging">packaging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6" table:number-columns-spanned="2" office:value-type="string">
            <text:p text:style-name="P26">GOODS DELIVERY PROCEDURE</text:p>
          </table:table-cell>
          <table:covered-table-cell/>
          <table:table-cell table:style-name="Table1.C26" table:number-columns-spanned="6" office:value-type="string">
            <text:p text:style-name="P26"><text:user-field-get text:name="py3o.obj.goods_delivery_procedure">goods_delivery_procedure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2" office:value-type="string">
            <text:p text:style-name="P26">HANDOVER PROCEDURE</text:p>
          </table:table-cell>
          <table:covered-table-cell/>
          <table:table-cell table:style-name="Table1.C27" table:number-columns-spanned="6" office:value-type="string">
            <text:p text:style-name="P26"><text:user-field-get text:name="py3o.obj.handover_procedure">handover_procedure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8" table:number-columns-spanned="2" office:value-type="string">
            <text:p text:style-name="P26">AFTER SALES SERVICE T&amp;C</text:p>
          </table:table-cell>
          <table:covered-table-cell/>
          <table:table-cell table:style-name="Table1.C28" table:number-columns-spanned="6" office:value-type="string">
            <text:p text:style-name="P26"><text:user-field-get text:name="py3o.obj.after_sales_service">after sales service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9" table:number-columns-spanned="2" office:value-type="string">
            <text:p text:style-name="P26">LEGAL AND OTHER APPLICABLE REQUIREMENTS</text:p>
          </table:table-cell>
          <table:covered-table-cell/>
          <table:table-cell table:style-name="Table1.C29" table:number-columns-spanned="6" office:value-type="string">
            <text:p text:style-name="P26"><text:user-field-get text:name="py3o.obj.legal_and_other_applicable_req">legal_and_other_applicable_req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0" table:number-columns-spanned="2" office:value-type="string">
            <text:p text:style-name="P26">MONOGRAM</text:p>
          </table:table-cell>
          <table:covered-table-cell/>
          <table:table-cell table:style-name="Table1.C30" table:number-columns-spanned="6" office:value-type="string">
            <text:p text:style-name="P26"><text:user-field-get text:name="py3o.obj.monogram">monogram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0" table:number-columns-spanned="2" office:value-type="string">
            <text:p text:style-name="P36">PAINTING</text:p>
          </table:table-cell>
          <table:covered-table-cell/>
          <table:table-cell table:style-name="Table1.C30" table:number-columns-spanned="6" office:value-type="string">
            <text:p text:style-name="P26"><text:user-field-get text:name="py3o.obj.other_painting">painting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2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3" table:number-columns-spanned="8" office:value-type="string">
            <text:p text:style-name="P25">CUSTOMER REQUIR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4" table:number-columns-spanned="5" office:value-type="string">
            <text:p text:style-name="P26">DOC/PROCEDURE/SAMPLE/REPORT/CERT/OTHER</text:p>
          </table:table-cell>
          <table:covered-table-cell/>
          <table:covered-table-cell/>
          <table:covered-table-cell/>
          <table:covered-table-cell/>
          <table:table-cell table:style-name="Table1.F34" table:number-columns-spanned="3" office:value-type="string">
            <text:p text:style-name="P27">PIC</text:p>
          </table:table-cell>
          <table:covered-table-cell/>
          <table:covered-table-cell/>
        </table:table-row>
        <text:soft-page-break/>
        <table:table-row>
          <table:table-cell table:style-name="Table1.A35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  <table:table-cell table:style-name="Table1.F35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table-cell table:style-name="Table1.A36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3" table:number-columns-spanned="8" office:value-type="string">
            <text:p text:style-name="P28">REQUIREMENTS NEEDED TO <text:s/>BE COMPLAT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8" table:number-columns-spanned="2" office:value-type="string">
            <text:p text:style-name="P29">SALES &amp; <text:s/>MARKETING</text:p>
          </table:table-cell>
          <table:covered-table-cell/>
          <table:table-cell table:style-name="Table1.C38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9" table:number-columns-spanned="2" office:value-type="string">
            <text:p text:style-name="P29">ENGGINEERING &amp; PRODUCT DEV</text:p>
          </table:table-cell>
          <table:covered-table-cell/>
          <table:table-cell table:style-name="Table1.C39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0" table:number-columns-spanned="2" office:value-type="string">
            <text:p text:style-name="P29">QUALITY ASSURANCE</text:p>
          </table:table-cell>
          <table:covered-table-cell/>
          <table:table-cell table:style-name="Table1.C40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1" table:number-columns-spanned="2" office:value-type="string">
            <text:p text:style-name="P29">QUALIRY CONTROL</text:p>
          </table:table-cell>
          <table:covered-table-cell/>
          <table:table-cell table:style-name="Table1.C4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2" table:number-columns-spanned="2" office:value-type="string">
            <text:p text:style-name="P29">PURCHASING</text:p>
          </table:table-cell>
          <table:covered-table-cell/>
          <table:table-cell table:style-name="Table1.C42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3" table:number-columns-spanned="2" office:value-type="string">
            <text:p text:style-name="P29">WAREHOUSE</text:p>
          </table:table-cell>
          <table:covered-table-cell/>
          <table:table-cell table:style-name="Table1.C43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4" table:number-columns-spanned="2" office:value-type="string">
            <text:p text:style-name="P29">PRODUCTION</text:p>
          </table:table-cell>
          <table:covered-table-cell/>
          <table:table-cell table:style-name="Table1.C44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5" table:number-columns-spanned="2" office:value-type="string">
            <text:p text:style-name="P29">FINANCE &amp; ACCOUNTING</text:p>
          </table:table-cell>
          <table:covered-table-cell/>
          <table:table-cell table:style-name="Table1.C45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6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3" table:number-columns-spanned="8" office:value-type="string">
            <text:p text:style-name="P30">ATTACH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8" table:number-columns-spanned="2" office:value-type="string">
            <text:p text:style-name="P30">INQUIRY</text:p>
          </table:table-cell>
          <table:covered-table-cell/>
          <table:table-cell table:style-name="Table1.C48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8" table:number-columns-spanned="2" office:value-type="string">
            <text:p text:style-name="P30"/>
          </table:table-cell>
          <table:covered-table-cell/>
          <table:table-cell table:style-name="Table1.C49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8" table:number-columns-spanned="2" office:value-type="string">
            <text:p text:style-name="P30"/>
          </table:table-cell>
          <table:covered-table-cell/>
          <table:table-cell table:style-name="Table1.C50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8" table:number-columns-spanned="2" office:value-type="string">
            <text:p text:style-name="P30"/>
          </table:table-cell>
          <table:covered-table-cell/>
          <table:table-cell table:style-name="Table1.C51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8" table:number-columns-spanned="2" office:value-type="string">
            <text:p text:style-name="P30"/>
          </table:table-cell>
          <table:covered-table-cell/>
          <table:table-cell table:style-name="Table1.C52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3" table:number-columns-spanned="8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3" table:number-columns-spanned="8" office:value-type="string">
            <text:p text:style-name="P31">IT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32">PRODUCT</text:p>
          </table:table-cell>
          <table:table-cell table:style-name="Table1.B55" table:number-columns-spanned="3" office:value-type="string">
            <text:p text:style-name="P32">DESCRIPTION</text:p>
          </table:table-cell>
          <table:covered-table-cell/>
          <table:covered-table-cell/>
          <table:table-cell table:style-name="Table1.E55" table:number-columns-spanned="2" office:value-type="string">
            <text:p text:style-name="P32">CODE</text:p>
          </table:table-cell>
          <table:covered-table-cell/>
          <table:table-cell table:style-name="Table1.G55" office:value-type="string">
            <text:p text:style-name="P32">QTY</text:p>
          </table:table-cell>
          <table:table-cell table:style-name="Table1.H55" office:value-type="string">
            <text:p text:style-name="P32">UoM</text:p>
          </table:table-cell>
        </table:table-row>
        <table:table-row>
          <table:table-cell table:style-name="Table1.A56" table:number-columns-spanned="8" office:value-type="string">
            <text:p text:style-name="P38"><text:a xlink:type="simple" xlink:href="py3o://for=%22item%20in%20obj.order_line%22" text:style-name="Internet_20_link" text:visited-style-name="Visited_20_Internet_20_Link"><text:span text:style-name="T5">for="item in obj.order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5" office:value-type="string">
            <text:p text:style-name="P30"><text:user-field-get text:name="py3o.item.product_template_id.name">product_template_id.name</text:user-field-get></text:p>
          </table:table-cell>
          <table:table-cell table:style-name="Table1.B57" table:number-columns-spanned="3" office:value-type="string">
            <text:p text:style-name="P30"><text:user-field-get text:name="py3o.item.name">name</text:user-field-get></text:p>
          </table:table-cell>
          <table:covered-table-cell/>
          <table:covered-table-cell/>
          <table:table-cell table:style-name="Table1.E57" table:number-columns-spanned="2" office:value-type="string">
            <text:p text:style-name="P30"/>
          </table:table-cell>
          <table:covered-table-cell/>
          <table:table-cell table:style-name="Table1.G57" office:value-type="string">
            <text:p text:style-name="P30"><text:user-field-get text:name="py3o.item.product_uom_qty">product_uom_qty</text:user-field-get></text:p>
          </table:table-cell>
          <table:table-cell table:style-name="Table1.H57" office:value-type="string">
            <text:p text:style-name="P30"><text:user-field-get text:name="py3o.item.product_uom.name">product_uom.name</text:user-field-get></text:p>
          </table:table-cell>
        </table:table-row>
        <table:table-row>
          <table:table-cell table:style-name="Table1.A58" table:number-columns-spanned="8" office:value-type="string">
            <text:p text:style-name="P41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9" table:number-columns-spanned="8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3" table:number-columns-spanned="8" office:value-type="string">
            <text:p text:style-name="P31">PROJECT FEASIBILTY STUD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1" table:number-columns-spanned="2" office:value-type="string">
            <text:p text:style-name="P31">DEPARTMENT</text:p>
          </table:table-cell>
          <table:covered-table-cell/>
          <table:table-cell table:style-name="Table1.C61" table:number-columns-spanned="6" office:value-type="string">
            <text:p text:style-name="P33">DESCRIP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2" table:number-columns-spanned="2" office:value-type="string">
            <text:p text:style-name="P30">MARKETING</text:p>
          </table:table-cell>
          <table:covered-table-cell/>
          <table:table-cell table:style-name="Table1.C62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2" table:number-columns-spanned="2" office:value-type="string">
            <text:p text:style-name="P30">TECHNICAL</text:p>
          </table:table-cell>
          <table:covered-table-cell/>
          <table:table-cell table:style-name="Table1.C63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2" table:number-columns-spanned="2" office:value-type="string">
            <text:p text:style-name="P30">QUALITY ASSURANCE</text:p>
          </table:table-cell>
          <table:covered-table-cell/>
          <table:table-cell table:style-name="Table1.C64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2" table:number-columns-spanned="2" office:value-type="string">
            <text:p text:style-name="P30">PRODUCTION</text:p>
          </table:table-cell>
          <table:covered-table-cell/>
          <table:table-cell table:style-name="Table1.C65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2" table:number-columns-spanned="2" office:value-type="string">
            <text:p text:style-name="P30">QUALITY CONTROL</text:p>
          </table:table-cell>
          <table:covered-table-cell/>
          <table:table-cell table:style-name="Table1.C66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2" table:number-columns-spanned="2" office:value-type="string">
            <text:p text:style-name="P30">PURCHASING</text:p>
          </table:table-cell>
          <table:covered-table-cell/>
          <table:table-cell table:style-name="Table1.C67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2" table:number-columns-spanned="2" office:value-type="string">
            <text:p text:style-name="P30">WAREHOUSE</text:p>
          </table:table-cell>
          <table:covered-table-cell/>
          <table:table-cell table:style-name="Table1.C68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9" table:number-columns-spanned="2" office:value-type="string">
            <text:p text:style-name="P30">FINANCE</text:p>
          </table:table-cell>
          <table:covered-table-cell/>
          <table:table-cell table:style-name="Table1.C69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1"><text:a xlink:type="simple" xlink:href="py3o:///with" text:style-name="Internet_20_link" text:visited-style-name="Visited_20_Internet_20_Link"><text:span text:style-name="T2">/with</text:span></text:a></text:p>
      <text:p text:style-name="P1"><text:a xlink:type="simple" xlink:href="py3o:///with" text:style-name="Internet_20_link" text:visited-style-name="Visited_20_Internet_20_Link"><text:span text:style-name="T2">/with</text:span></text:a></text:p>
      <text:p text:style-name="P1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2P0" style:volatile="true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0122P0" style:volatile="true" number:language="en" number:country="US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08:20:00.987000000</meta:creation-date>
    <dc:date>2025-02-04T07:26:13.689421419</dc:date>
    <meta:editing-duration>PT21H14M43S</meta:editing-duration>
    <meta:editing-cycles>84</meta:editing-cycles>
    <meta:generator>LibreOffice/7.3.7.2$Linux_X86_64 LibreOffice_project/30$Build-2</meta:generator>
    <meta:document-statistic meta:table-count="3" meta:image-count="0" meta:object-count="0" meta:page-count="2" meta:paragraph-count="97" meta:word-count="167" meta:character-count="1372" meta:non-whitespace-character-count="1298"/>
  </office:meta>
</office:document-meta>
</file>